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GlossaryEntry">
      <style:paragraph-properties style:line-height-at-least="0.1807in"/>
      <style:text-properties fo:font-size="11pt" style:font-size-asian="11pt" style:font-size-complex="11pt"/>
    </style:style>
    <style:style style:name="P4" style:family="paragraph" style:parent-style-name="Body" style:master-page-name="Standard">
      <style:paragraph-properties style:page-number="auto"/>
    </style:style>
    <style:style style:name="T1" style:family="text">
      <style:text-properties fo:font-variant="normal" fo:text-transform="none" style:text-position="0% 100%"/>
    </style:style>
    <style:style style:name="T2" style:family="text">
      <style:text-properties fo:font-variant="normal" fo:text-transform="none" style:text-position="0% 100%" text:display="true"/>
    </style:style>
    <style:style style:name="T3" style:family="text">
      <style:text-properties fo:font-size="12pt" style:font-size-asian="12pt" style:font-size-complex="12pt"/>
    </style:style>
    <style:style style:name="T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ppendix"/>
      </text:sequence-decls>
      <text:user-field-decls>
        <text:user-field-decl office:value-type="string" office:string-value="9 Oct 07" text:name="SAVEDATE  \@ &quot;M'/'d'/'yy&quot;"/>
      </text:user-field-decls>
      <text:p text:style-name="P4"/>
      <text:h text:style-name="Heading_20_1" text:outline-level="1"><text:reference-mark-start text:name="SimStatApp"/>Simulator <text:bookmark-start text:name="RTF330032003000370034003a00"/>Status and Error Messages<text:bookmark-end text:name="RTF330032003000370034003a00"/><text:reference-mark-end text:name="SimStatApp"/></text:h>
      <text:p text:style-name="Body">The following is a description of some of the status and error messages which can be produced by the simulator. "Fault" and "Trap" messages are usually the result of a program trying to do something that, under Linux, would cause a signal to be generated.</text:p>
      <text:p text:style-name="Body">The "%" constructs are printf() substitutions. Where "%s" appears, a string will be substituted in the error message at runtime. Where "%llx" appears, a 64-bit hexadecimal integer will be substituted in the error message at runtime. See the printf() man page for more information on % substitutions.</text:p>
      <text:p text:style-name="P3">All breakpoints deleted</text:p>
      <text:p text:style-name="GlossaryText">You executed the <text:span text:style-name="CodeBold">bD</text:span> command. Ski is confirming that it has deleted all the breakpoints. This is a status message, not an error message. See See "<text:reference-ref text:reference-format="text" text:ref-name="DelProgBrkpt"/>" on page <text:reference-ref text:reference-format="page" text:ref-name="DelProgBrkpt"/>.</text:p>
      <text:p text:style-name="P3">All breakpoints in use</text:p>
      <text:p text:style-name="GlossaryText">You tried to set a breakpoint but all ten are in use. Use the <text:span text:style-name="CodeBold">bl</text:span> command to list them and then the <text:span text:style-name="CodeBold">bd</text:span> or <text:span text:style-name="CodeBold">bD</text:span> commands to free up some for you to use. See "<text:reference-ref text:reference-format="text" text:ref-name="SetProgBrkpt"/>" on page <text:reference-ref text:reference-format="page" text:ref-name="SetProgBrkpt"/>.</text:p>
      <text:p text:style-name="P3">Assignment failed</text:p>
      <text:p text:style-name="GlossaryText">You tried to use the <text:span text:style-name="CodeBold">=1</text:span>, <text:span text:style-name="CodeBold">=2</text:span>, <text:span text:style-name="CodeBold">=4</text:span>, <text:span text:style-name="CodeBold">=8</text:span>, or <text:span text:style-name="CodeBold">=s</text:span> commands to write data to an invalid location. Ski creates new pages of memory when the simulated program needs them; Ski will not create new pages in response to the assignment commands. See "<text:reference-ref text:reference-format="text" text:ref-name="ChgRegMem"/>" on page <text:reference-ref text:reference-format="page" text:ref-name="ChgRegMem"/>.</text:p>
      <text:p text:style-name="P3">Bad breakpoint number. (Use 0-9)</text:p>
      <text:p text:style-name="GlossaryText">You tried to specify a breakpoint but used an invalid specifier. There are ten breakpoints, numbered 0 through 9. See "<text:reference-ref text:reference-format="text" text:ref-name="DelProgBrkpt"/>" on page <text:reference-ref text:reference-format="page" text:ref-name="DelProgBrkpt"/>.</text:p>
      <text:p text:style-name="P3">Break instruction fault</text:p>
      <text:p text:style-name="GlossaryText">A non-Ski-breakpoint <text:span text:style-name="Instruction">BREAK</text:span> instruction was executed. One possible cause is a wild branch to page with all zeroes. This can only happen for application-mode programs; system-mode programs handle this fault through the interruption mechanism. See "<text:reference-ref text:reference-format="text" text:ref-name="HowSkiBrkpts"/>" on page <text:reference-ref text:reference-format="page" text:ref-name="HowSkiBrkpts"/> and "<text:reference-ref text:reference-format="text" text:ref-name="Interrupt"/>" on page <text:reference-ref text:reference-format="page" text:ref-name="Interrupt"/>.</text:p>
      <text:p text:style-name="P3">Breakpoint already set at that location</text:p>
      <text:p text:style-name="GlossaryText">You tried to set a breakpoint at an address where there already is a breakpoint. Your request is ignored; Ski will not set two breakpoints at one address. See "<text:reference-ref text:reference-format="text" text:ref-name="SetProgBrkpt"/>" on page <text:reference-ref text:reference-format="page" text:ref-name="SetProgBrkpt"/>.</text:p>
      <text:p text:style-name="P3">Breakpoint #%d at %s (%s) deleted</text:p>
      <text:p text:style-name="GlossaryText">You used the <text:span text:style-name="CodeBold">bd</text:span> command to delete a specific breakpoint. Ski is confirming that it has deleted the breakpoint. This is a status message, not an error message. See "<text:reference-ref text:reference-format="text" text:ref-name="DelProgBrkpt"/>" on page <text:reference-ref text:reference-format="page" text:ref-name="DelProgBrkpt"/>.</text:p>
      <text:p text:style-name="P3">Breakpoint (IA-64) at %s</text:p>
      <text:p text:style-name="GlossaryText">An IA-64 breakpoint has been reached. This is a status message, not an error message. See "<text:reference-ref text:reference-format="text" text:ref-name="ProgBrkpt"/>" on page <text:reference-ref text:reference-format="page" text:ref-name="ProgBrkpt"/>.</text:p>
      <text:p text:style-name="P3">Breakpoint (IA-32) at %s</text:p>
      <text:p text:style-name="GlossaryText">An IA-32 breakpoint has been reached. This is a status message, not an error message. See "<text:reference-ref text:reference-format="text" text:ref-name="SetProgBrkpt"/>" on page <text:reference-ref text:reference-format="page" text:ref-name="SetProgBrkpt"/>.</text:p>
      <text:p text:style-name="P3"><text:soft-page-break/>Breakpoint #%d wasn't set</text:p>
      <text:p text:style-name="GlossaryText">You used the <text:span text:style-name="CodeBold">bd</text:span> command to delete a specific breakpoint but that breakpoint doesn't exist. Did you specify the right breakpoint? Use the <text:span text:style-name="CodeBold">bl</text:span> command to list the breakpoints. See "<text:reference-ref text:reference-format="text" text:ref-name="DelProgBrkpt"/>" on page <text:reference-ref text:reference-format="page" text:ref-name="DelProgBrkpt"/> and perhaps "<text:reference-ref text:reference-format="text" text:ref-name="ListProgBrkpt"/>" on page <text:reference-ref text:reference-format="page" text:ref-name="ListProgBrkpt"/>.</text:p>
      <text:p text:style-name="P3">Cannot access registers outside current frame</text:p>
      <text:p text:style-name="GlossaryText">You tried to use the <text:span text:style-name="CodeBold">=</text:span> command to assign a new value to a register that isn't in the set of registers currently visible to your program. The only registers for which this can occur are the General Registers (<text:span text:style-name="CodeBold">gr</text:span>) and their NaT bits.<text:span text:style-name="T3"> </text:span>Ski faithfully implements IA-64 register stacking and rotation. Look at the most recent <text:span text:style-name="Instruction">ALLOC</text:span> instruction.</text:p>
      <text:p text:style-name="P3">Cannot open file %s (%s) for %s</text:p>
      <text:p text:style-name="GlossaryText">This generic error message indicates that Ski tried to open a file and failed. The first %s field is replaced with the filename you provided, the second %s field is replaced with the filename Ski tried to use after tilde expansion, and the third %s field is replaced with the mode Ski tried to use, either "<text:span text:style-name="CodeBold">reading</text:span>", "<text:span text:style-name="CodeBold">writing</text:span>", or "<text:span text:style-name="CodeBold">appending</text:span>". Check that you typed the filename correctly and that the directories you specified are accessible. Is there a permissions problem or a network failure, perhaps? See "<text:reference-ref text:reference-format="text" text:ref-name="CmdFilename"/>" on page <text:reference-ref text:reference-format="page" text:ref-name="CmdFilename"/>.</text:p>
      <text:p text:style-name="P3">Construct DWARF image: can't find .debug_info section</text:p>
      <text:p text:style-name="GlossaryText">You told Ski to load a program. Ski couldn't find the part of the executable file containing source code line number information. As a result, Ski won't be able to show source code in the Program Window. See "<text:reference-ref text:reference-format="text" text:ref-name="ProgWinCmds"/>" on page <text:reference-ref text:reference-format="page" text:ref-name="ProgWinCmds"/>.</text:p>
      <text:p text:style-name="P3">Could not open %s for reading</text:p>
      <text:p text:style-name="GlossaryText">You told Ski to load a program but Ski couldn't open the file you specified. Perhaps you specified a file that is doesn't exist or a pathname that includes non-existent or inaccessible directories? See "<text:reference-ref text:reference-format="text" text:ref-name="ProgLoad"/>" on page <text:reference-ref text:reference-format="page" text:ref-name="ProgLoad"/>.</text:p>
      <text:p text:style-name="P3">couldn't find label %s</text:p>
      <text:p text:style-name="GlossaryText">A command file tried to use the <text:span text:style-name="CodeBold">goto</text:span> command but Ski can't find the label to which the <text:span text:style-name="CodeBold">goto</text:span> refers. The %s field is replaced with the label. Perhaps the label is spelled incorrectly? See "<text:reference-ref text:reference-format="text" text:ref-name="GotoCmdLab"/>" on page <text:reference-ref text:reference-format="page" text:ref-name="GotoCmdLab"/>.</text:p>
      <text:p text:style-name="P3">Couldn't open file ‘%s'. Was ski started in the right directory?</text:p>
      <text:p text:style-name="GlossaryText">Ski loaded a program to simulate, per your request, and tried to access source code pointed to by that program. But, for some reason, Ski couldn't open the specified file. This can happen, for example, if files have been moved after compilation. See "<text:reference-ref text:reference-format="text" text:ref-name="ProgWinCmds"/>" on page <text:reference-ref text:reference-format="page" text:ref-name="ProgWinCmds"/>.</text:p>
      <text:p text:style-name="P3">Couldn't open instruction count file</text:p>
      <text:p text:style-name="GlossaryText">You started <text:span text:style-name="ItalicTitle">bski</text:span> with the <text:span text:style-name="CodeBold">-icnt</text:span> option but <text:span text:style-name="ItalicTitle">bski</text:span> couldn't open the file you specified. Perhaps you specified a file that is write-protected or a pathname that includes non-existent or inaccessible directories? See "<text:reference-ref text:reference-format="text" text:ref-name="UsingBski"/>" on page <text:reference-ref text:reference-format="page" text:ref-name="UsingBski"/> and "<text:reference-ref text:reference-format="text" text:ref-name="CmdLineFlags"/>" on page <text:reference-ref text:reference-format="page" text:ref-name="CmdLineFlags"/>.</text:p>
      <text:p text:style-name="P3">Data larger than a %s. Truncated to 0x%llx</text:p>
      <text:p text:style-name="GlossaryText">You used the <text:span text:style-name="CodeBold">=</text:span>, <text:span text:style-name="CodeBold">=1</text:span>, <text:span text:style-name="CodeBold">=2</text:span>, <text:span text:style-name="CodeBold">=4</text:span>, or <text:span text:style-name="CodeBold">=8</text:span> commands to write data to a register or to memory. You provided more data than would fit, so Ski truncated the excess most significant part away and used the least significant part. The %s field on the left is how many bytes Ski needed. The %llx field on the right is the value after truncation. See "<text:reference-ref text:reference-format="text" text:ref-name="ChgRegMem"/>" on page <text:reference-ref text:reference-format="page" text:ref-name="ChgRegMem"/>.</text:p>
      <text:p text:style-name="P3">Error reading ‘%s' line: %d</text:p>
      <text:p text:style-name="GlossaryText">Ski tried to display the source code corresponding to an IA-64 program you loaded. For some reason, it failed to <text:soft-page-break/>read a line from the file represented by the %s field, at the line number represented by the %d field. Perhaps the file permissions are wrong or a remote file has suddenly become inaccessible? See "<text:reference-ref text:reference-format="text" text:ref-name="ProgWin"/>" on page <text:reference-ref text:reference-format="page" text:ref-name="ProgWin"/> and the discussion of the <text:span text:style-name="CodeBold">pm</text:span> command in "<text:reference-ref text:reference-format="text" text:ref-name="ProgWinCmds"/>" on page <text:reference-ref text:reference-format="page" text:ref-name="ProgWinCmds"/>.</text:p>
      <text:p text:style-name="P3">Error: unrecognized restore file tag: %s</text:p>
      <text:p text:style-name="GlossaryText">You are trying to restore a saved simulator state and either the save file is corrupt or Ski is broken. See "<text:reference-ref text:reference-format="text" text:ref-name="SavResSimStat"/>" on page <text:reference-ref text:reference-format="page" text:ref-name="SavResSimStat"/>.</text:p>
      <text:p text:style-name="P3">Expression aligned to (mod %lld) boundary</text:p>
      <text:p text:style-name="GlossaryText">You tried to assign an address to a register that requires an address on a specific boundary, but the address you specified isn't on that boundary. Ski has adjusted the address for you, but you should check to make sure the adjustment matches your intent. See "<text:reference-ref text:reference-format="text" text:ref-name="ChgRegMem"/>" on page <text:reference-ref text:reference-format="page" text:ref-name="ChgRegMem"/>.</text:p>
      <text:p text:style-name="P3">Expression &gt; 47</text:p>
      <text:p text:style-name="GlossaryText">You tried to assign a value greater than 47 to the <text:span text:style-name="CodeBold">rrbp</text:span> register.</text:p>
      <text:p text:style-name="P3">Expression &gt; 95</text:p>
      <text:p text:style-name="GlossaryText">You tried to assign a value greater than 95 to the <text:span text:style-name="CodeBold">rrbf</text:span> or <text:span text:style-name="CodeBold">rrbf</text:span> register.</text:p>
      <text:p text:style-name="GlossaryEntry"><text:bookmark-start text:name="RTF45004c004600200064006500"/><text:reference-mark-start text:name="FileSize"/>File size &gt; Memory size<text:bookmark-end text:name="RTF45004c004600200064006500"/><text:reference-mark-end text:name="FileSize"/></text:p>
      <text:p text:style-name="GlossaryText">You tried to load an IA-64 program but the library Ski uses to parse ELF files can't make sense of the file. Are you sure it's an IA-64 program and not an IA-32 program, an object file, or something completely different? See "<text:reference-ref text:reference-format="text" text:ref-name="ProgLoad"/>" on page <text:reference-ref text:reference-format="page" text:ref-name="ProgLoad"/>.</text:p>
      <text:p text:style-name="P3">Following values could not be assigned:</text:p>
      <text:p text:style-name="GlossaryText">You supplied multiple values in an <text:span text:style-name="CodeBold">=1</text:span>, <text:span text:style-name="CodeBold">=2</text:span>, <text:span text:style-name="CodeBold">=4</text:span>, or <text:span text:style-name="CodeBold">=8</text:span> command. Some of the values overflowed on to the next page of memory but that page hasn't been allocated. Ski creates new pages of memory when the simulated program needs them; Ski will not create new pages in response to assignment commands. See "<text:reference-ref text:reference-format="text" text:ref-name="ChgRegMem"/>" on page <text:reference-ref text:reference-format="page" text:ref-name="ChgRegMem"/>.</text:p>
      <text:p text:style-name="P3">FP exception fault</text:p>
      <text:p text:style-name="GlossaryText">An IA-64 application-mode program attempted to execute a floating point operation that doesn't make sense, such as divide by zero or square root of a negative number. This can only happen for IA-64 application-mode programs; IA-64 system-mode programs handle this fault through the interruption mechanism. See "<text:reference-ref text:reference-format="text" text:ref-name="ProgSimChap"/>" on page <text:reference-ref text:reference-format="page" text:ref-name="ProgSimChap"/> and "<text:reference-ref text:reference-format="text" text:ref-name="Interrupt"/>" on page <text:reference-ref text:reference-format="page" text:ref-name="Interrupt"/>.</text:p>
      <text:p text:style-name="P3">FP exception trap</text:p>
      <text:p text:style-name="GlossaryText">An IA-64 application-mode program caused a floating-point trap. This trap, like all traps, stops simulation of application-mode programs. A trap is different from a fault: faults are detected before the machine state is changed, for example when an attempt is made to divide by zero. Traps are detected after the machine state is changed, for example, when numeric overflow occurs. This can only happen for application-mode programs; system-mode programs handle this trap through the interruption mechanism. See "<text:reference-ref text:reference-format="text" text:ref-name="ProgSimChap"/>" on page <text:reference-ref text:reference-format="page" text:ref-name="ProgSimChap"/> and "<text:reference-ref text:reference-format="text" text:ref-name="Interrupt"/>" on page <text:reference-ref text:reference-format="page" text:ref-name="Interrupt"/>.</text:p>
      <text:p text:style-name="P3">goto only allowed inside a command file</text:p>
      <text:p text:style-name="GlossaryText">You tried to execute the <text:span text:style-name="CodeBold">goto</text:span> command from the keyboard. The command is only legal within command files. See "<text:reference-ref text:reference-format="text" text:ref-name="GotoCmdLab"/>" on page <text:reference-ref text:reference-format="page" text:ref-name="GotoCmdLab"/>.</text:p>
      <text:p text:style-name="P3">Halting Simulation</text:p>
      <text:p text:style-name="GlossaryText"><text:soft-page-break/>Your IA-64 system-mode program executed a <text:span text:style-name="Instruction">BREAK 0</text:span> instruction at a place where there is no Ski breakpoint. See <text:s/>"<text:reference-ref text:reference-format="text" text:ref-name="HowSkiBrkpts"/>" on page <text:reference-ref text:reference-format="page" text:ref-name="HowSkiBrkpts"/> and "<text:reference-ref text:reference-format="text" text:ref-name="SysModSim64"/>" on page <text:reference-ref text:reference-format="page" text:ref-name="SysModSim64"/>.</text:p>
      <text:p text:style-name="P3">help: Unknown command: %s</text:p>
      <text:p text:style-name="GlossaryText">You asked Ski to tell you about a particular command but the command you asked for doesn't exist. Try the <text:span text:style-name="CodeBold">help</text:span> command alone to get a list of all of the commands Ski understands. See "<text:reference-ref text:reference-format="text" text:ref-name="CmdEntry"/>" on page <text:reference-ref text:reference-format="page" text:ref-name="CmdEntry"/>.</text:p>
      <text:p text:style-name="P3">IA-32 program terminated</text:p>
      <text:p text:style-name="GlossaryText">An IA-32 application-mode program finished executing and invoked an MS-DOS system function to terminate itself. The function it used doesn't provide a way for the program to return a completion status. See "<text:reference-ref text:reference-format="text" text:ref-name="AppMode32"/>" on page <text:reference-ref text:reference-format="page" text:ref-name="AppMode32"/>.</text:p>
      <text:p text:style-name="P3">IA-32 program terminated with status %d</text:p>
      <text:p text:style-name="GlossaryText">Your IA-32 application-mode program finished execution in the normal fashion and invoked an MS-DOS system function to terminate itself and indicate a completion status. See "<text:reference-ref text:reference-format="text" text:ref-name="AppMode32"/>" on page <text:reference-ref text:reference-format="page" text:ref-name="AppMode32"/>.</text:p>
      <text:p text:style-name="P3">Ignored attempt to write a Read-Only symbol</text:p>
      <text:p text:style-name="GlossaryText">Some registers and symbols recognized by Ski are read-only. You tried to modify one of them. See "<text:reference-ref text:reference-format="text" text:ref-name="SymArg"/>" on page <text:reference-ref text:reference-format="page" text:ref-name="SymArg"/> and "<text:reference-ref text:reference-format="text" text:ref-name="ChgRegMem"/>" on page <text:reference-ref text:reference-format="page" text:ref-name="ChgRegMem"/>.</text:p>
      <text:p text:style-name="P3">Illegal expression: %s</text:p>
      <text:p text:style-name="GlossaryText">You used an expression that can't be parsed. Check parentheses, variable names, and the matching of operands and operators. See "<text:reference-ref text:reference-format="text" text:ref-name="CmdExpress"/>" on page <text:reference-ref text:reference-format="page" text:ref-name="CmdExpress"/>.</text:p>
      <text:p text:style-name="P3">%s: Illegal number of arguments &lt; %d &gt;:</text:p>
      <text:p text:style-name="GlossaryText">You passed too few or too many operands with a Ski command. The command appears in the %s field on the left and the number of operands you passed appears in the %d field on the right. Use the <text:span text:style-name="CodeBold">help</text:span> command for information about the command of interest or see "<text:reference-ref text:reference-format="text" text:ref-name="CmdRefApp"/>" on page <text:reference-ref text:reference-format="page" text:ref-name="CmdRefApp"/>.</text:p>
      <text:p text:style-name="P3">Illegal operation fault</text:p>
      <text:p text:style-name="GlossaryText">An attempt was made to execute an invalid instruction; probably a wild pointer in a jump table caused a wild branch. This can only happen for application-mode programs; system-mode programs handle this fault through the interruption mechanism. See "<text:reference-ref text:reference-format="text" text:ref-name="ProgSimChap"/>" on page <text:reference-ref text:reference-format="page" text:ref-name="ProgSimChap"/>.</text:p>
      <text:p text:style-name="P3">Illegal slot field in breakpoint address</text:p>
      <text:p text:style-name="GlossaryText">You used the <text:span text:style-name="CodeBold">bs</text:span> command to set an IA-64 breakpoint, but you specified an address in the last four bytes of a bundle. Because the IA-64 architecture provides for bundle-level, but not instruction-level, addressing, Ski "pretends" that the first instruction of the bundle is in the first four bytes, the second instruction is in the second four bytes, and the third instruction is in the third four bytes. You specified a location in the fourth four bytes of a bundle and that isn't allowed by Ski. See "<text:reference-ref text:reference-format="text" text:ref-name="SetProgBrkpt"/>" on page <text:reference-ref text:reference-format="page" text:ref-name="SetProgBrkpt"/> and "<text:reference-ref text:reference-format="text" text:ref-name="HowSkiBrkpts"/>" on page <text:reference-ref text:reference-format="page" text:ref-name="HowSkiBrkpts"/>.</text:p>
      <text:p text:style-name="P3">Interrupting simulation</text:p>
      <text:p text:style-name="GlossaryText">Ski received a SIGINT signal while simulating, probably because you hit control-C (or whatever key you have configured to interrupt a running program.) This is a status message, not an error message. See "<text:reference-ref text:reference-format="text" text:ref-name="Interrupt"/>" on page <text:reference-ref text:reference-format="page" text:ref-name="Interrupt"/> and the first few paragraphs of "<text:reference-ref text:reference-format="text" text:ref-name="CmdFileChap"/>" on page <text:reference-ref text:reference-format="page" text:ref-name="CmdFileChap"/>.</text:p>
      <text:p text:style-name="P3">missing command</text:p>
      <text:p text:style-name="GlossaryText">You used the "<text:span text:style-name="CodeBold">if</text:span> <text:span text:style-name="Operand">expression</text:span> <text:span text:style-name="Operand">true_command</text:span> <text:span text:style-name="CodeBold">:</text:span> <text:span text:style-name="Operand">false_command</text:span>" command. Either you left the <text:span text:style-name="Operand">true_command</text:span> blank <text:soft-page-break/>and the <text:span text:style-name="Operand">expression</text:span> evaluated to a non-zero value, or you left the <text:span text:style-name="Operand">false_command</text:span> blank and the <text:span text:style-name="Operand">expression</text:span> evaluated to zero. See "<text:reference-ref text:reference-format="text" text:ref-name="IfCmd"/>" on page <text:reference-ref text:reference-format="page" text:ref-name="IfCmd"/>.</text:p>
      <text:p text:style-name="P3">Missing ELF header</text:p>
      <text:p text:style-name="GlossaryText">See "<text:reference-ref text:reference-format="text" text:ref-name="FileSize">File size &gt; Memory size</text:reference-ref>".</text:p>
      <text:p text:style-name="P3">Missing file version number</text:p>
      <text:p text:style-name="GlossaryText">You are trying to restore a saved simulator state and the first non-blank, non-comment line of the file doesn't begin with "<text:span text:style-name="CodeBold">file_ver</text:span>", the file version string. Is the file a Ski simulator state save file? See "<text:reference-ref text:reference-format="text" text:ref-name="SavResSimStat"/>" on page <text:reference-ref text:reference-format="page" text:ref-name="SavResSimStat"/>.</text:p>
      <text:p text:style-name="P3">missing value for option %s</text:p>
      <text:p text:style-name="GlossaryText">You specified a command line option that requires an argument. See "<text:reference-ref text:reference-format="text" text:ref-name="CmdLineFlags"/>" on page <text:reference-ref text:reference-format="page" text:ref-name="CmdLineFlags"/>.</text:p>
      <text:p text:style-name="P3">More than %d characters in expression: %s</text:p>
      <text:p text:style-name="GlossaryText">You gave Ski an expression that is too long for it to parse. Try a shorter expression. See "<text:reference-ref text:reference-format="text" text:ref-name="CmdExpress"/>" on page <text:reference-ref text:reference-format="page" text:ref-name="CmdExpress"/>.</text:p>
      <text:p text:style-name="P3">Nesting overflow</text:p>
      <text:p text:style-name="GlossaryText">You invoked a command file from within another command file, and another command file from within there, and again and again... and you did it too much. Do you have an recursive loop, where a command file invokes itself? See "<text:reference-ref text:reference-format="text" text:ref-name="CmdFileChap"/>" on page <text:reference-ref text:reference-format="page" text:ref-name="CmdFileChap"/>.</text:p>
      <text:p text:style-name="P3">No breakpoints set</text:p>
      <text:p text:style-name="GlossaryText">You tried to list all breakpoints with the <text:span text:style-name="CodeBold">bl</text:span> command but there aren't any. See "<text:reference-ref text:reference-format="text" text:ref-name="ListProgBrkpt"/>" on page <text:reference-ref text:reference-format="page" text:ref-name="ListProgBrkpt"/>.</text:p>
      <text:p text:style-name="P3">No breakpoints to delete</text:p>
      <text:p text:style-name="GlossaryText">You tried to delete all breakpoints with the <text:span text:style-name="CodeBold">bD</text:span> command but there aren't any. See "<text:reference-ref text:reference-format="text" text:ref-name="DelProgBrkpt"/>" on page <text:reference-ref text:reference-format="page" text:ref-name="DelProgBrkpt"/>.</text:p>
      <text:p text:style-name="P3">No previous command</text:p>
      <text:p text:style-name="GlossaryText">You tried to re-run the previous command in <text:span text:style-name="ItalicTitle">ski</text:span> but you haven't executed any commands yet there is nothing to re-run. See "<text:reference-ref text:reference-format="text" text:ref-name="SkiCmdWin"/>" on page <text:reference-ref text:reference-format="page" text:ref-name="SkiCmdWin"/>.</text:p>
      <text:p text:style-name="P3">No such command</text:p>
      <text:p text:style-name="GlossaryText">You typed a command to Ski that Ski doesn't understand. Either you mis-typed, or Ski is broken, or the rules that underpin the basic functioning of our universe have ceased to operate properly. In the first case, try typing your command correctly; use the "<text:span text:style-name="CodeBold">help</text:span>" command or see "<text:reference-ref text:reference-format="text" text:ref-name="CmdRefApp"/>" on page <text:reference-ref text:reference-format="page" text:ref-name="CmdRefApp"/> to find out what the commands are. In the third case, you're on your own; bring film.</text:p>
      <text:p text:style-name="P3">No such user %s</text:p>
      <text:p text:style-name="GlossaryText">You specified a filename with a leading tilde ("<text:span text:style-name="CodeBold">~</text:span>"), causing Ski to try to expand the first word into the home directory for the corresponding user. Ski wasn't able to the find the user. Perhaps you mis-typed the filename or specified a user that doesn't exist? See "<text:reference-ref text:reference-format="text" text:ref-name="CmdFilename"/>" on page <text:reference-ref text:reference-format="page" text:ref-name="CmdFilename"/>.</text:p>
      <text:p text:style-name="P3">Non %s-aligned address. Aligned to 0x%llx</text:p>
      <text:p text:style-name="GlossaryText">You used the <text:span text:style-name="CodeBold">=2</text:span>, <text:span text:style-name="CodeBold">=4</text:span>, or <text:span text:style-name="CodeBold">=8</text:span> commands to write data to memory but you specified an improperly-aligned address. The %s field on the left tells what kind of alignment was needed and the %llx field on the right is the address that <text:soft-page-break/>Ski used. This may not be the address you want! See "<text:reference-ref text:reference-format="text" text:ref-name="ChgRegMem"/>" on page <text:reference-ref text:reference-format="page" text:ref-name="ChgRegMem"/>.</text:p>
      <text:p text:style-name="P3">Not an ELF file</text:p>
      <text:p text:style-name="P3">Not an IA-64 file</text:p>
      <text:p text:style-name="GlossaryText">See "<text:reference-ref text:reference-format="text" text:ref-name="FileSize">File size &gt; Memory size</text:reference-ref>".</text:p>
      <text:p text:style-name="P3">Nothing to run</text:p>
      <text:p text:style-name="GlossaryText">No program has been loaded. Use the <text:span text:style-name="CodeBold">load</text:span>, <text:span text:style-name="CodeBold">iaload</text:span>, or <text:span text:style-name="CodeBold">romload</text:span> command, depending on what kind of program you want to simulate or load an IA-64 program by naming it on Ski's command line. See "<text:reference-ref text:reference-format="text" text:ref-name="ProgLoad"/>" on page <text:reference-ref text:reference-format="page" text:ref-name="ProgLoad"/>.</text:p>
      <text:p text:style-name="P3">Out of memory</text:p>
      <text:p text:style-name="GlossaryText">Ski needed to get more memory to run but couldn't get it. You need more virtual memory swap space or you've found a Ski defect. See your local Linux specialist.</text:p>
      <text:p text:style-name="P3">Page not allocated</text:p>
      <text:p text:style-name="GlossaryText">When Ski loads an IA-64 application-mode program, Ski allocates pages for the fixed-size parts of the program and allocates a small stack. As the program runs, Ski allows the stack to grow. If the program tries to access a page which isn't in one of those areas, Ski detects the error and prints the message. The most likely cause is a wild pointer. See "<text:reference-ref text:reference-format="text" text:ref-name="AppMode64"/>" on page <text:reference-ref text:reference-format="page" text:ref-name="AppMode64"/>.</text:p>
      <text:p text:style-name="P3">Pager %s not found</text:p>
      <text:p text:style-name="GlossaryText">You executed a <text:span text:style-name="ItalicTitle">ski</text:span> command that sends output through a pager and there was a problem. Did you set the PAGER environment variable to point to a program that's not reachable through your PATH shell variable? Did you set the PAGER variable to point to a non-executable program? If your pager is on a remote file system, is there a problem with accessing that system? Did your pager program return a failure status for some reason? If none of these reasons is applicable, you may have found a Ski defect. See "<text:reference-ref text:reference-format="text" text:ref-name="OtherWin"/>" on page <text:reference-ref text:reference-format="page" text:ref-name="OtherWin"/>.</text:p>
      <text:p text:style-name="P3">popen failed</text:p>
      <text:p text:style-name="GlossaryText">A call to the Linux system routine popen() failed, that is, a -1 was returned from the call. This is unusual and, while it doesn't indicate an internal Ski error, it may suggest that your Linux operating system is corrupt, perhaps due to some other program. <text:span text:style-name="ItalicTitle">ski</text:span> uses popen() when it needs to invoke a pager to display a large amount of text to you, for example, when you use the <text:span text:style-name="CodeBold">help</text:span> and <text:span text:style-name="CodeBold">symlist</text:span> commands. The popen() function might fail if you have the maximum allowed number of processes running on your computer or if you have run out of swap space.</text:p>
      <text:p text:style-name="P3">Privileged operation fault</text:p>
      <text:p text:style-name="GlossaryText">Your IA-64 application-mode program tried to execute a privileged instruction. This can only happen for application-mode programs; system-mode programs handle this fault through the interruption mechanism. See "<text:reference-ref text:reference-format="text" text:ref-name="ProgSimChap"/>" on page <text:reference-ref text:reference-format="page" text:ref-name="ProgSimChap"/> and "<text:reference-ref text:reference-format="text" text:ref-name="Interrupt"/>" on page <text:reference-ref text:reference-format="page" text:ref-name="Interrupt"/>.</text:p>
      <text:p text:style-name="P3">Privileged register fault</text:p>
      <text:p text:style-name="GlossaryText">Your IA-64 application-mode program tried to access a privileged register. This can only happen for application-mode programs; system-mode programs handle this fault through the interruption mechanism. See "<text:reference-ref text:reference-format="text" text:ref-name="ProgSimChap"/>" on page <text:reference-ref text:reference-format="page" text:ref-name="ProgSimChap"/> and "<text:reference-ref text:reference-format="text" text:ref-name="Interrupt"/>" on page <text:reference-ref text:reference-format="page" text:ref-name="Interrupt"/>.</text:p>
      <text:p text:style-name="P3">program exited with status %d</text:p>
      <text:p text:style-name="GlossaryText">Your IA-64 program finished execution in the normal fashion. This is a status message, not an error message.</text:p>
      <text:p text:style-name="P3">Register NaT Consumption fault</text:p>
      <text:p text:style-name="GlossaryText"><text:soft-page-break/>Your IA-64 application-mode program tried to reference the contents of a register that didn't contain a valid value. This can only happen for application-mode programs; system-mode programs handle this fault through the interruption mechanism. See "<text:reference-ref text:reference-format="text" text:ref-name="ProgSimChap"/>" on page <text:reference-ref text:reference-format="page" text:ref-name="ProgSimChap"/> and "<text:reference-ref text:reference-format="text" text:ref-name="Interrupt"/>" on page <text:reference-ref text:reference-format="page" text:ref-name="Interrupt"/>.</text:p>
      <text:p text:style-name="P3">Reserved register/field fault</text:p>
      <text:p text:style-name="GlossaryText">Your IA-64 application-mode program tried to access a reserved register or portion of a register. This can only happen for application-mode programs; system-mode programs handle this fault through the interruption mechanism. See "<text:reference-ref text:reference-format="text" text:ref-name="ProgSimChap"/>" on page <text:reference-ref text:reference-format="page" text:ref-name="ProgSimChap"/> and "<text:reference-ref text:reference-format="text" text:ref-name="Interrupt"/>" on page <text:reference-ref text:reference-format="page" text:ref-name="Interrupt"/>.</text:p>
      <text:p text:style-name="P3">screen size is %dx%d -- minimum is %dx%d</text:p>
      <text:p text:style-name="GlossaryText"><text:span text:style-name="ItalicTitle">ski</text:span> uses the curses package to create a multi-window interface on a terminal. Curses requires a terminal of the specified minimum size but your terminal is smaller than that. See "<text:reference-ref text:reference-format="text" text:ref-name="SkiVari"/>" on page <text:reference-ref text:reference-format="page" text:ref-name="SkiVari"/>.</text:p>
      <text:p text:style-name="P3">Starting address &gt; ending address</text:p>
      <text:p text:style-name="GlossaryText">You used the <text:span text:style-name="CodeBold">dd</text:span> or <text:span text:style-name="CodeBold">pd</text:span> command to dump data or program code to a file but the starting address you passed is greater than the ending address. Perhaps you have them reversed? Are you are using symbolic addresses that don't bind to the locations you think they bind to? See "<text:reference-ref text:reference-format="text" text:ref-name="ProgWinCmds"/>" on page <text:reference-ref text:reference-format="page" text:ref-name="ProgWinCmds"/> and "<text:reference-ref text:reference-format="text" text:ref-name="DataWinCmds"/>" on page <text:reference-ref text:reference-format="page" text:ref-name="DataWinCmds"/>.</text:p>
      <text:p text:style-name="P3">Stopping at %s due to IA-32 halt instruction</text:p>
      <text:p text:style-name="GlossaryText">An IA-32 <text:span text:style-name="Instruction">HALT</text:span> instruction was reached; simulation has stopped. This is a status message, not an error message. See "<text:reference-ref text:reference-format="text" text:ref-name="AppMode32"/>" on page <text:reference-ref text:reference-format="page" text:ref-name="AppMode32"/> and "<text:reference-ref text:reference-format="text" text:ref-name="SysModSim32"/>" on page <text:reference-ref text:reference-format="page" text:ref-name="SysModSim32"/>.</text:p>
      <text:p text:style-name="P3">Stopping at %s due to reserved IA-32 instruction</text:p>
      <text:p text:style-name="GlossaryText">An attempt was made to execute an IA-32 instruction whose encoding has been reserved by Intel. Ski recognizes the encoding but doesn't know what to do with it. See "<text:reference-ref text:reference-format="text" text:ref-name="AppMode32"/>" on page <text:reference-ref text:reference-format="page" text:ref-name="AppMode32"/> and "<text:reference-ref text:reference-format="text" text:ref-name="SysModSim32"/>" on page <text:reference-ref text:reference-format="page" text:ref-name="SysModSim32"/>.</text:p>
      <text:p text:style-name="P3">Stopping at %s due to unimplemented IA-32 instruction</text:p>
      <text:p text:style-name="GlossaryText">An attempt was made to execute an IA-32 instruction that isn't implemented by Ski. See "<text:reference-ref text:reference-format="text" text:ref-name="AppMode32"/>" on page <text:reference-ref text:reference-format="page" text:ref-name="AppMode32"/> and "<text:reference-ref text:reference-format="text" text:ref-name="SysModSim32"/>" on page <text:reference-ref text:reference-format="page" text:ref-name="SysModSim32"/>.</text:p>
      <text:p text:style-name="P3">Stopping at %s due to unimplemented instruction</text:p>
      <text:p text:style-name="GlossaryText">Your program tried to execute an IA-64 instruction that isn't implemented by Ski.</text:p>
      <text:p text:style-name="P3">Symbol ‘%s' not found</text:p>
      <text:p text:style-name="GlossaryText">You referred to a symbol that Ski doesn't know about. Did you spell the symbol correctly, with leading underscores as needed? Is the symbol a C++ mangled name? Have you loaded the right program? See the section "<text:reference-ref text:reference-format="text" text:ref-name="ArgSpec"/>" on page <text:reference-ref text:reference-format="page" text:ref-name="ArgSpec"/>, particularly "<text:reference-ref text:reference-format="text" text:ref-name="SymArg"/>" on page <text:reference-ref text:reference-format="page" text:ref-name="SymArg"/>.</text:p>
      <text:p text:style-name="P3">%s: Too many arguments (&gt; %d)</text:p>
      <text:p text:style-name="GlossaryText">You passed too many operands with a Ski command. Ski's internal parser can handle a maximum number of arguments (currently 64) and you tried to pass more than that number. This could happen with the <text:span text:style-name="CodeBold">=1</text:span>, <text:span text:style-name="CodeBold">=2</text:span>, <text:span text:style-name="CodeBold">=4</text:span>, and <text:span text:style-name="CodeBold">=8</text:span> assignment commands, the <text:span text:style-name="CodeBold">eval</text:span> and <text:span text:style-name="CodeBold">if</text:span> commands, and the <text:span text:style-name="CodeBold">load</text:span> and <text:span text:style-name="CodeBold">iaload</text:span> program loading commands. See <text:s/>"<text:reference-ref text:reference-format="text" text:ref-name="ChgRegMem"/>" on page <text:reference-ref text:reference-format="page" text:ref-name="ChgRegMem"/>, "<text:reference-ref text:reference-format="text" text:ref-name="EvalFormula"/>" on page <text:reference-ref text:reference-format="page" text:ref-name="EvalFormula"/>, "<text:reference-ref text:reference-format="text" text:ref-name="IfCmd"/>" on page <text:reference-ref text:reference-format="page" text:ref-name="IfCmd"/>, and the section "<text:reference-ref text:reference-format="text" text:ref-name="ProgLoad"/>" on page <text:reference-ref text:reference-format="page" text:ref-name="ProgLoad"/>.</text:p>
      <text:p text:style-name="P3">Too many commands in a line (&gt; %d)</text:p>
      <text:p text:style-name="GlossaryText">You can type multiple commands on a line by separating them with semicolons. But there's a limit, as shown, to the <text:soft-page-break/>number of commands you can do this to... and you exceeded it. See "<text:reference-ref text:reference-format="text" text:ref-name="SeqRepAbbr"/>" on page <text:reference-ref text:reference-format="page" text:ref-name="SeqRepAbbr"/>.</text:p>
      <text:p text:style-name="P3">Unable to open console window</text:p>
      <text:p text:style-name="GlossaryText">Your system-mode program tried to open a console with the appropriate Simulator System Call but Ski wasn't able to spawn the corresponding xterm program. First, verify that environment variable DISPLAY is set to the proper <text:span text:style-name="Operand">hostname</text:span>:<text:span text:style-name="Operand">displaynumber</text:span> string. If this does not help, perhaps there is no xterm available via your PATH environment variable? Perhaps you have hit the process limit or used all the pseudo-tty devices on your Linux system? See "<text:reference-ref text:reference-format="text" text:ref-name="SysModSim64"/>" on page <text:reference-ref text:reference-format="page" text:ref-name="SysModSim64"/>.</text:p>
      <text:p text:style-name="P3">Unaligned Data fault</text:p>
      <text:p text:style-name="GlossaryText">An attempt was made to access data on an unnatural boundary. Two-byte quantities must be on addresses evenly divisible by two; four-byte quantities must be on addresses evenly divisible by four, and so on. See "<text:reference-ref text:reference-format="text" text:ref-name="MisDataAccTrap"/>" on page <text:reference-ref text:reference-format="page" text:ref-name="MisDataAccTrap"/> and "<text:reference-ref text:reference-format="text" text:ref-name="Interrupt"/>" on page <text:reference-ref text:reference-format="page" text:ref-name="Interrupt"/>.</text:p>
      <text:p text:style-name="P3">Unexpected end of file</text:p>
      <text:p text:style-name="GlossaryText">You are trying to restore a saved simulator state and either the save file is corrupt or Ski is broken. See "<text:reference-ref text:reference-format="text" text:ref-name="SavResSimStat"/>" on page <text:reference-ref text:reference-format="page" text:ref-name="SavResSimStat"/>.</text:p>
      <text:p text:style-name="P3">unrecognized option %s</text:p>
      <text:p text:style-name="GlossaryText">You specified a command line option that Ski doesn't understand. Different varieties of Ski (<text:span text:style-name="ItalicTitle">xski</text:span>, <text:span text:style-name="ItalicTitle">ski</text:span>, and <text:span text:style-name="ItalicTitle">bski</text:span>) understand different flags. See "<text:reference-ref text:reference-format="text" text:ref-name="CmdLineFlags"/>" on page <text:reference-ref text:reference-format="page" text:ref-name="CmdLineFlags"/>.</text:p>
      <text:p text:style-name="P3">Unrecognized symbol name: %s</text:p>
      <text:p text:style-name="GlossaryText">You tried to refer to a symbol in an expression but Ski doesn't know about that symbol. Perhaps you mis-typed it? Or perhaps it is a program-defined symbol in a file that wasn't compiled with debugging symbol generation enabled (the <text:span text:style-name="CodeBold">-g</text:span> flag on many compilers)? Or perhaps you referred to an IA-64 register using a mnemonic that Ski doesn't recognize? See "<text:reference-ref text:reference-format="text" text:ref-name="SymArg"/>" on page <text:reference-ref text:reference-format="page" text:ref-name="SymArg"/>, "<text:reference-ref text:reference-format="text" text:ref-name="SymTablCmd"/>" on page <text:reference-ref text:reference-format="page" text:ref-name="SymTablCmd"/>, and "<text:reference-ref text:reference-format="text" text:ref-name="RegNameApp"/>" on page <text:reference-ref text:reference-format="page" text:ref-name="RegNameApp"/>.</text:p>
      <text:p text:style-name="P3">unsupported DOS int 21 function %02x%02x</text:p>
      <text:p text:style-name="GlossaryText">Your IA-32 application-mode program tried to invoke an MS-DOS function that Ski doesn't emulate. The first hexadecimal number is the MS-DOS function code and the second number is the sub-function code. See "<text:reference-ref text:reference-format="text" text:ref-name="AppMode32"/>" on page <text:reference-ref text:reference-format="page" text:ref-name="AppMode32"/> and "<text:reference-ref text:reference-format="text" text:ref-name="DosAppEnv"/>" on page <text:reference-ref text:reference-format="page" text:ref-name="DosAppEnv"/>.</text:p>
      <text:p text:style-name="P3">Unsupported SSC: %d</text:p>
      <text:p text:style-name="GlossaryText">Your IA-64 system-mode program invoked a Simulator System Call that Ski doesn't support. Either your program has a bug or Ski is broken. See "<text:reference-ref text:reference-format="text" text:ref-name="SysModSim64"/>" on page <text:reference-ref text:reference-format="page" text:ref-name="SysModSim64"/>.</text:p>
      <text:p text:style-name="P3">unsupported system call %d</text:p>
      <text:p text:style-name="GlossaryText">Your IA-64 application-mode program tried to invoke an Linux system call that Ski doesn't emulate. See "<text:reference-ref text:reference-format="text" text:ref-name="LinuxAppEnv"/>" on page <text:reference-ref text:reference-format="page" text:ref-name="LinuxAppEnv"/> and "<text:reference-ref text:reference-format="text" text:ref-name="AppMode64"/>" on page <text:reference-ref text:reference-format="page" text:ref-name="AppMode64"/>.</text:p>
      <text:p text:style-name="P3">Usage: %s [options] [file [args]]</text:p>
      <text:p text:style-name="GlossaryText">Ski's generic command line help message.</text:p>
      <text:p text:style-name="GlossaryEntr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next-style-name="ListCont" style:class="list">
      <style:paragraph-properties fo:margin-left="0.25in" fo:margin-right="0in" fo:margin-top="0in" fo:margin-bottom="0.0835in" style:line-height-at-least="0.1665in" fo:text-align="justify" style:justify-single-word="false" fo:text-indent="-0.1252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_31_stAlpha2ndLevel"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next-style-name="_31_stAlpha2ndLevel"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next-style-name="_31_stAlpha2ndLevel"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next-style-name="_31_stAlpha2ndLevel">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next-style-name="_31_stAlpha2ndLevel">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Body"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next-style-name="_31_stAlpha2ndLevel">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next-style-name="_31_stAlpha2ndLevel">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Q"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next-style-name="_31_stAlpha2ndLevel">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next-style-name="_31_stAlpha2ndLevel">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next-style-name="_31_stAlpha2ndLevel">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IX"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next-style-name="_31_stAlpha2ndLevel">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next-style-name="_31_stAlpha2ndLevel">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next-style-name="_31_stAlpha2ndLevel">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next-style-name="_31_stAlpha2ndLevel">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Cell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next-style-name="_31_stAlpha2ndLevel">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next-style-name="_31_stAlpha2ndLevel">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next-style-name="_31_stAlpha2ndLevel">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next-style-name="_31_stAlpha2ndLevel">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next-style-name="_31_stAlpha2ndLevel">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Apx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M"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f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Body">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Apx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Bullet" style:family="paragraph" style:next-style-name="_31_stAlpha2ndLevel">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next-style-name="_31_stAlpha2ndLevel">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next-style-name="_31_stAlpha2ndLevel">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next-style-name="_31_stAlpha2ndLevel">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next-style-name="_31_stAlpha2ndLevel">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InstFieldRange"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ellHeading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next-style-name="_31_stAlpha2ndLevel">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next-style-name="_31_stAlpha2ndLevel">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next-style-name="_31_stAlpha2ndLevel">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next-style-name="_31_stAlpha2ndLevel">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next-style-name="_31_stAlpha2ndLevel">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next-style-name="_31_stAlpha2ndLevel">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next-style-name="_31_stAlpha2ndLevel">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next-style-name="_31_stAlpha2ndLevel">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Anchor" style:family="paragraph" style:next-style-name="_31_stAlpha2ndLevel">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138in solid #000000" style:shadow="none">
        <style:tab-stops>
          <style:tab-stop style:position="2in"/>
        </style:tab-stops>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llustration" style:family="paragraph" style:parent-style-name="Caption" style:class="extra"/>
    <style:style style:name="Label" style:family="paragraph">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note_20_Symbol" style:display-name="Footnote Symbol" style:family="text"/>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SmallInstSection" style:family="text">
      <style:text-properties fo:font-variant="normal" fo:text-transform="none" fo:color="#000000" style:text-line-through-style="none" style:text-position="0% 100%" style:font-name="Helvetica" fo:font-size="7pt" fo:letter-spacing="normal" fo:font-style="normal" style:text-underline-style="none" fo:font-weight="bold" style:font-name-asian="Helvetica" style:font-size-asian="7pt" style:font-style-asian="normal" style:font-weight-asian="bold" style:font-name-complex="Helvetica" style:font-size-complex="7pt" style:font-style-complex="normal"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Helvetica" fo:font-size="16pt" fo:font-style="normal" style:text-underline-style="none"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A&#9;"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style style:name="T3" style:family="text">
      <style:text-properties fo:font-variant="normal" fo:text-transform="none" style:text-position="0% 100%" text:display="true"/>
    </style:style>
    <style:page-layout style:name="pm1">
      <style:page-layout-properties fo:page-width="8.5in" fo:page-height="11in" style:num-format="1"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Draft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text:span text:style-name="T3"> Draft (</text:span></text:span><text:span text:style-name="DraftNoticeChar"><text:span text:style-name="T3"><text:user-field-get text:name="SAVEDATE  \@ &quot;M'/'d'/'yy&quot;">9 Oct 07</text:user-field-get></text:span></text:span><text:span text:style-name="DraftNoticeChar"><text:span text:style-name="T3">)</text:span></text:span></text:p>
      </style:header-left>
      <style:footer>
        <text:p text:style-name="P1">Copyright © 2000 Hewlett-Packard Co.<text:tab/><text:tab/><text:chapter text:display="number-and-name" text:outline-level="1"/>-<text:page-number style:num-format="1" text:select-page="current"/></text:p>
      </style:footer>
      <style:footer-left>
        <text:p text:style-name="P2"><text:chapter text:display="number-and-name" text:outline-level="1"/>-<text:page-number style:num-format="1" text:select-page="current"/><text:tab/><text:tab/>Copyright © 2000 Hewlett-Packard Co.</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09:30</meta:creation-date>
    <dc:creator>Lorna Vallad</dc:creator>
    <dc:date>2007-12-13T14:43:52</dc:date>
    <meta:editing-cycles>24</meta:editing-cycles>
    <meta:editing-duration>PT3H14M51S</meta:editing-duration>
    <meta:user-defined meta:name="Info 1"/>
    <meta:user-defined meta:name="Info 2"/>
    <meta:user-defined meta:name="Info 3"/>
    <meta:user-defined meta:name="Info 4"/>
    <meta:document-statistic meta:table-count="0" meta:image-count="0" meta:object-count="0" meta:page-count="8" meta:paragraph-count="166" meta:word-count="3639" meta:character-count="20927"/>
  </office:meta>
</office:document-meta>
</file>